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2pt" fo:font-weight="normal" officeooo:rsid="00024596" officeooo:paragraph-rsid="00024596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024596" officeooo:paragraph-rsid="00024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ícia</text:p>
      <text:p text:style-name="P2"/>
      <text:h text:style-name="P1" text:outline-level="1"><text:bookmark text:name="js-article-title"/>Fortnite: Epic Games anuncia alterações no passe de batalha</text:h>
      <text:p text:style-name="P2"/>
      <text:p text:style-name="P2"/>
      <text:p text:style-name="P2">Uma coisa diferenciada em um games online é ser Veterano, pois você tem itens conquistados durante o a vida útil do jogo que jogadores novos não tem acesso e nem possibilidades de conquistar, seja pelo Passe de Batalha, drops ou por compras de itens na loja.</text:p>
      <text:p text:style-name="P2">Então, se você joga Fortinite e tem essa vantagem, saiba que a Epic Games perderá essa singularidade muito em breve.</text:p>
      <text:p text:style-name="P2"/>
      <text:p text:style-name="P2">[propaganda]</text:p>
      <text:p text:style-name="P2"/>
      <text:p text:style-name="P2">A produtora do Fortnite a EpicGames anunciou nessa ultima quarta-feira dia 07/08/2024, que após 18 meses que o passe de batalha se encerou alguns itens poderá estar disponíveis área de venda na loja do Fortnite. Sendo eles skins, mochilas, picaretas, gestos, instrumentos, adesivos, envelopamentos, tela de lob e ícones de estandarte.</text:p>
      <text:p text:style-name="P2"/>
      <text:p text:style-name="P2">[imagens]</text:p>
      <text:p text:style-name="P2"/>
      <text:p text:style-name="P2">Esta estratégia da Epic Games é de que seus novos plaeys <text:s/>tenham acesso a itens de Passes de Batalha antigos – Bem como itens que são licenciados de outras franquias. Logicos que os itens vendidos na loja receberão modificações dos itens uma vez já liberado…. </text:p>
      <text:p text:style-name="P2"/>
      <text:p text:style-name="P2">“A razão para essa mudança é que queremos que os jogadores possam desfrutar do conteúdo do passe de batalha, como trajes baseados em personagens licenciados populares, justificou a publicação da Epic Games”. Embora não haja garantia de que um item do passe chegue à loja após essa alteração, o conteúdo de PI de futuros passes de batalha poderá chegar à loja pelo menos 18 meses após a expiração do passe”. </text:p>
      <text:p text:style-name="P2"/>
      <text:p text:style-name="P2">Isso será o fim dos itens Raros e Lendários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1:27:11.601000000</meta:creation-date>
    <dc:date>2024-08-17T12:04:21.739000000</dc:date>
    <meta:editing-duration>PT37M24S</meta:editing-duration>
    <meta:editing-cycles>1</meta:editing-cycles>
    <meta:document-statistic meta:table-count="0" meta:image-count="0" meta:object-count="0" meta:page-count="1" meta:paragraph-count="10" meta:word-count="252" meta:character-count="1506" meta:non-whitespace-character-count="1260"/>
    <meta:generator>LibreOffice/7.6.6.3$Windows_X86_64 LibreOffice_project/d97b2716a9a4a2ce1391dee1765565ea469b0ae7</meta:generator>
  </office:meta>
</office:document-meta>
</file>